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F600000165B5CEC61D81B07B27.png" manifest:media-type="image/png"/>
  <manifest:file-entry manifest:full-path="Pictures/1000020100000262000001AA1A1C892A2B9289A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6c34d" officeooo:paragraph-rsid="0016c34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3" text:anchor-type="as-char" svg:width="6.3543in" svg:height="4.4374in" draw:z-index="1"><draw:image xlink:href="Pictures/1000020100000262000001AA1A1C892A2B9289AA.png" xlink:type="simple" xlink:show="embed" xlink:actuate="onLoad"/></draw:frame></text:p>
      <text:p text:style-name="Standard"><draw:frame draw:style-name="fr1" draw:name="Image2" text:anchor-type="as-char" svg:width="5.2291in" svg:height="3.7189in" draw:z-index="0"><draw:image xlink:href="Pictures/10000201000001F600000165B5CEC61D81B07B2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6c34d" officeooo:paragraph-rsid="0016c34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Jason Liu</text:p>
        <text:p text:style-name="MP1">Period 7</text:p>
        <text:p text:style-name="MP1">Sieve Graph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2T13:01:31.481795872</meta:creation-date>
    <dc:date>2017-06-12T13:32:19.434247530</dc:date>
    <meta:editing-duration>PT30M48S</meta:editing-duration>
    <meta:editing-cycles>3</meta:editing-cycles>
    <meta:generator>LibreOffice/5.1.6.2$Linux_X86_64 LibreOffice_project/10m0$Build-2</meta:generator>
    <meta:document-statistic meta:table-count="0" meta:image-count="2" meta:object-count="0" meta:page-count="1" meta:paragraph-count="5" meta:word-count="6" meta:character-count="29" meta:non-whitespace-character-count="26"/>
  </office:meta>
</office:document-meta>
</file>